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5-0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4-02-22 0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3-02-17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3384" calcext:value-type="float">
            <text:p>106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1-03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9712" calcext:value-type="float">
            <text:p>105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20-02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9-02-2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8-02-1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7-02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6-02-09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5-02-1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4224" calcext:value-type="float">
            <text:p>97.8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4-02-12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3-02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2-02-1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1-02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10-02-25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7792" calcext:value-type="float">
            <text:p>98.1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9-02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24" calcext:value-type="float">
            <text:p>99.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8-02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832" calcext:value-type="float">
            <text:p>98.8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7-02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6-03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5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02" calcext:value-type="float">
            <text:p>93.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4-02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3144" calcext:value-type="float">
            <text:p>92.9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3-02-2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2000-02-24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9-02-27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8-02-27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7-02-12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6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4-03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3-02-1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91-03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8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7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72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7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6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6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66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01574</text:p>
          </table:table-cell>
          <table:table-cell office:value-type="string" calcext:value-type="string">
            <text:p>04N/27E-27DAD</text:p>
          </table:table-cell>
          <table:table-cell office:value-type="string" calcext:value-type="string">
            <text:p>1965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